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b5f4a" officeooo:paragraph-rsid="001b5f4a"/>
    </style:style>
    <style:style style:name="P2" style:family="paragraph" style:parent-style-name="Text_20_body">
      <style:text-properties officeooo:rsid="001b5f4a" officeooo:paragraph-rsid="001b5f4a"/>
    </style:style>
    <style:style style:name="P3" style:family="paragraph" style:parent-style-name="Text_20_body">
      <style:text-properties officeooo:paragraph-rsid="001ffbe8"/>
    </style:style>
    <style:style style:name="P4" style:family="paragraph" style:parent-style-name="Text_20_body">
      <style:text-properties officeooo:rsid="001ffbe8" officeooo:paragraph-rsid="001ffbe8"/>
    </style:style>
    <style:style style:name="P5" style:family="paragraph" style:parent-style-name="Text_20_body">
      <style:text-properties fo:font-weight="bold" officeooo:rsid="001cad10" officeooo:paragraph-rsid="001cad10" style:font-weight-asian="bold" style:font-weight-complex="bold"/>
    </style:style>
    <style:style style:name="P6" style:family="paragraph" style:parent-style-name="Text_20_body">
      <style:text-properties officeooo:paragraph-rsid="0020587a"/>
    </style:style>
    <style:style style:name="P7" style:family="paragraph" style:parent-style-name="Title">
      <style:text-properties officeooo:rsid="001b5f4a" officeooo:paragraph-rsid="001b5f4a"/>
    </style:style>
    <style:style style:name="P8" style:family="paragraph" style:parent-style-name="Text_20_body">
      <style:text-properties officeooo:rsid="001cad10" officeooo:paragraph-rsid="001ffbe8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1b5f4a"/>
    </style:style>
    <style:style style:name="T2" style:family="text">
      <style:text-properties officeooo:rsid="001cad1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5f4a" style:font-weight-asian="bold" style:font-weight-complex="bold"/>
    </style:style>
    <style:style style:name="T5" style:family="text">
      <style:text-properties fo:font-weight="bold" officeooo:rsid="001ffbe8" style:font-weight-asian="bold" style:font-weight-complex="bold"/>
    </style:style>
    <style:style style:name="T6" style:family="text">
      <style:text-properties fo:font-weight="bold" officeooo:rsid="0020587a" style:font-weight-asian="bold" style:font-weight-complex="bold"/>
    </style:style>
    <style:style style:name="T7" style:family="text">
      <style:text-properties fo:font-weight="bold" officeooo:rsid="0020e9f9" style:font-weight-asian="bold" style:font-weight-complex="bold"/>
    </style:style>
    <style:style style:name="T8" style:family="text">
      <style:text-properties fo:font-style="italic" officeooo:rsid="001cad10" style:font-style-asian="italic" style:font-style-complex="italic"/>
    </style:style>
    <style:style style:name="T9" style:family="text">
      <style:text-properties fo:color="#008000" fo:font-size="10pt" style:font-size-asian="10pt" style:font-size-complex="10pt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19177c" fo:font-size="10pt" style:font-size-asian="10pt" style:font-size-complex="10pt"/>
    </style:style>
    <style:style style:name="T12" style:family="text">
      <style:text-properties fo:color="#666666" fo:font-size="10pt" style:font-size-asian="10pt" style:font-size-complex="10pt"/>
    </style:style>
    <style:style style:name="T13" style:family="text">
      <style:text-properties fo:color="#ba2121" fo:font-size="10pt" style:font-size-asian="10pt" style:font-size-complex="10pt"/>
    </style:style>
    <style:style style:name="T14" style:family="text">
      <style:text-properties fo:color="#408080" fo:font-size="10pt" style:font-size-asian="10pt" style:font-size-complex="10pt"/>
    </style:style>
    <style:style style:name="T15" style:family="text">
      <style:text-properties fo:color="#d2413a" fo:font-size="10pt" style:font-size-asian="10pt" style:font-size-complex="10pt"/>
    </style:style>
    <style:style style:name="T16" style:family="text">
      <style:text-properties fo:color="#bb6622" fo:font-size="10pt" style:font-size-asian="10pt" style:font-size-complex="10pt"/>
    </style:style>
    <style:style style:name="T17" style:family="text">
      <style:text-properties fo:color="#aa22ff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3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undamentos de Algoritmos</text:p>
      <text:p text:style-name="P1">Universidad Torcuato Di Tella</text:p>
      <text:p text:style-name="Subtitle"><text:tab/><text:span text:style-name="T1">TP 2</text:span></text:p>
      <text:p text:style-name="P2"/>
      <text:p text:style-name="P2">4) <text:span text:style-name="T3">Se analiza complejidad algoritmica del programa localizar.py (ej2):</text:span></text:p>
      <text:p text:style-name="P2"><draw:frame text:anchor-type="paragraph" draw:z-index="0" draw:name="Shape1" draw:style-name="gr2" draw:text-style-name="P9" svg:width="6.5622in" svg:height="1.7579in" svg:x="0.0374in" svg:y="0.0146in"><draw:text-box><text:p><text:span text:style-name="T9">if</text:span><text:span text:style-name="T10"> </text:span><text:span text:style-name="T11">__name__</text:span><text:span text:style-name="T10"> </text:span><text:span text:style-name="T12">==</text:span><text:span text:style-name="T10"> </text:span><text:span text:style-name="T13">'__main__'</text:span><text:span text:style-name="T10">:</text:span></text:p><text:p><text:span text:style-name="T10"><text:s text:c="4"/></text:span><text:span text:style-name="T9">try</text:span><text:span text:style-name="T10">:</text:span></text:p><text:p><text:span text:style-name="T10"><text:s text:c="8"/></text:span><text:span text:style-name="T10">FILENAME </text:span><text:span text:style-name="T12">=</text:span><text:span text:style-name="T10"> FOLDER </text:span><text:span text:style-name="T12">+</text:span><text:span text:style-name="T10"> sys</text:span><text:span text:style-name="T12">.</text:span><text:span text:style-name="T10">argv[</text:span><text:span text:style-name="T12">1</text:span><text:span text:style-name="T10">]</text:span><text:span text:style-name="T10"><text:tab/></text:span><text:span text:style-name="T10"><text:tab/></text:span><text:span text:style-name="T10"><text:tab/></text:span><text:span text:style-name="T10"><text:tab/></text:span><text:span text:style-name="T14"># O(1)</text:span></text:p><text:p><text:span text:style-name="T10"><text:s text:c="8"/></text:span><text:span text:style-name="T10">LATITUD </text:span><text:span text:style-name="T12">=</text:span><text:span text:style-name="T10"> </text:span><text:span text:style-name="T9">float</text:span><text:span text:style-name="T10">(sys</text:span><text:span text:style-name="T12">.</text:span><text:span text:style-name="T10">argv[</text:span><text:span text:style-name="T12">2</text:span><text:span text:style-name="T10">]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4"># O(1)</text:span></text:p><text:p><text:span text:style-name="T10"><text:s text:c="8"/></text:span><text:span text:style-name="T10">LONGITUD </text:span><text:span text:style-name="T12">=</text:span><text:span text:style-name="T10"> </text:span><text:span text:style-name="T9">float</text:span><text:span text:style-name="T10">(sys</text:span><text:span text:style-name="T12">.</text:span><text:span text:style-name="T10">argv[</text:span><text:span text:style-name="T12">3</text:span><text:span text:style-name="T10">])</text:span><text:span text:style-name="T10"><text:tab/></text:span><text:span text:style-name="T10"><text:tab/></text:span><text:span text:style-name="T10"><text:tab/></text:span><text:span text:style-name="T10"><text:tab/></text:span><text:span text:style-name="T14"># O(1)</text:span></text:p><text:p><text:span text:style-name="T10"><text:s text:c="4"/></text:span><text:span text:style-name="T9">except</text:span><text:span text:style-name="T10"> </text:span><text:span text:style-name="T15">Exception</text:span><text:span text:style-name="T10"> </text:span><text:span text:style-name="T9">as</text:span><text:span text:style-name="T10"> e:</text:span></text:p><text:p><text:span text:style-name="T10"><text:s text:c="8"/></text:span><text:span text:style-name="T9">print</text:span><text:span text:style-name="T10">(</text:span><text:span text:style-name="T13">'Los parametros &lt;FILENAME&gt; &lt;LATITUD&gt; &lt;LONGITUD&gt; no fueron ingresados correctamente. </text:span><text:span text:style-name="T16">\n</text:span><text:span text:style-name="T13">'</text:span><text:span text:style-name="T10"> </text:span><text:span text:style-name="T12">+</text:span><text:span text:style-name="T10"> </text:span><text:span text:style-name="T9">str</text:span><text:span text:style-name="T10">(e)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4"># O(1)</text:span></text:p><text:p><text:span text:style-name="T10"><text:s text:c="4"/></text:span><text:span text:style-name="T10">dependencias </text:span><text:span text:style-name="T12">=</text:span><text:span text:style-name="T10"> abrir_archivo(FILENAME)</text:span><text:span text:style-name="T10"><text:tab/></text:span><text:span text:style-name="T10"><text:tab/></text:span><text:span text:style-name="T10"><text:tab/></text:span><text:span text:style-name="T14"># <text:s/>O(2*N)</text:span></text:p><text:p><text:span text:style-name="T10"><text:s text:c="4"/></text:span><text:span text:style-name="T9">print</text:span><text:span text:style-name="T10">(localizar_dj(dependencias, LATITUD, LONGITUD))</text:span><text:span text:style-name="T10"><text:tab/></text:span><text:span text:style-name="T10"><text:tab/></text:span><text:span text:style-name="T14"># <text:s/>O(N)</text:span></text:p><text:p><text:span text:style-name="T10"/></text:p></draw:text-box></draw:frame></text:p>
      <text:p text:style-name="P2"/>
      <text:p text:style-name="P2"/>
      <text:p text:style-name="P2"/>
      <text:p text:style-name="P2"/>
      <text:p text:style-name="P3"/>
      <text:p text:style-name="P8">El analisis de complejidad de las funciones abrir_archivo() y localizar_dj() se encuentra en el codigo fuente del trabajo. <text:s/></text:p>
      <text:p text:style-name="P6"><text:span text:style-name="T2">La funcion abrir_archivo() realiza limpieza de header previa a la creacion de la lista final con objetos DependenciaJudicial() por el 2 iteraciones sobre las dependencias. Estrictamente el orden es O(len(dependencias) + len(dependencias)-1) ya que en la segunda iteración se remueve una línea (header). </text:span><text:span text:style-name="T8">Siendo len(departamentos) = M</text:span><text:span text:style-name="T2"> y </text:span><text:span text:style-name="T8">len(dependencias judiciales) = N</text:span></text:p>
      <text:p text:style-name="P4">Contemplando el orden mas alto de complejidad, el orden es: <text:span text:style-name="T3">O(2*</text:span><text:span text:style-name="T6">N</text:span><text:span text:style-name="T3">)</text:span></text:p>
      <text:p text:style-name="P3"><text:span text:style-name="T4">Se analiza complejidad algoritmica del programa d</text:span><text:span text:style-name="T5">epartamentos_judiciales</text:span><text:span text:style-name="T4">.py (ej</text:span><text:span text:style-name="T5">3</text:span><text:span text:style-name="T4">):</text:span></text:p>
      <text:p text:style-name="P5"><draw:frame text:anchor-type="paragraph" draw:z-index="1" draw:name="Shape1" draw:style-name="gr1" draw:text-style-name="P9" svg:width="6.5622in" svg:height="3.0425in" svg:x="0.0374in" svg:y="0.0291in"><draw:text-box><text:p><text:span text:style-name="T9">if</text:span><text:span text:style-name="T10"> </text:span><text:span text:style-name="T11">__name__</text:span><text:span text:style-name="T10"> </text:span><text:span text:style-name="T12">==</text:span><text:span text:style-name="T10"> </text:span><text:span text:style-name="T13">'__main__'</text:span><text:span text:style-name="T10">:</text:span></text:p><text:p><text:span text:style-name="T10"><text:s text:c="4"/></text:span><text:span text:style-name="T9">try</text:span><text:span text:style-name="T10">:</text:span></text:p><text:p><text:span text:style-name="T10"><text:s text:c="8"/></text:span><text:span text:style-name="T10">SRC_FILENAME </text:span><text:span text:style-name="T12">=</text:span><text:span text:style-name="T10"> FOLDER </text:span><text:span text:style-name="T12">+</text:span><text:span text:style-name="T10"> sys</text:span><text:span text:style-name="T12">.</text:span><text:span text:style-name="T10">argv[</text:span><text:span text:style-name="T12">1</text:span><text:span text:style-name="T10">]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4"># O(1)</text:span></text:p><text:p><text:span text:style-name="T10"><text:s text:c="8"/></text:span><text:span text:style-name="T10">DST_FILENAME </text:span><text:span text:style-name="T12">=</text:span><text:span text:style-name="T10"> FOLDER </text:span><text:span text:style-name="T12">+</text:span><text:span text:style-name="T10"> sys</text:span><text:span text:style-name="T12">.</text:span><text:span text:style-name="T10">argv[</text:span><text:span text:style-name="T12">2</text:span><text:span text:style-name="T10">]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4"># O(1)</text:span></text:p><text:p><text:span text:style-name="T10"><text:s text:c="4"/></text:span><text:span text:style-name="T9">except</text:span><text:span text:style-name="T10"> </text:span><text:span text:style-name="T15">Exception</text:span><text:span text:style-name="T10"> </text:span><text:span text:style-name="T9">as</text:span><text:span text:style-name="T10"> e:</text:span></text:p><text:p><text:span text:style-name="T10"><text:s text:c="8"/></text:span><text:span text:style-name="T9">print</text:span><text:span text:style-name="T10">(</text:span><text:span text:style-name="T13">'Los parametros &lt;SRC FILENAME&gt; &lt;DST LATITUD&gt; no fueron ingresados correctamente. </text:span><text:span text:style-name="T16">\n</text:span><text:span text:style-name="T13">'</text:span><text:span text:style-name="T10"> </text:span><text:span text:style-name="T12">+</text:span><text:span text:style-name="T10"> </text:span><text:span text:style-name="T9">str</text:span><text:span text:style-name="T10">(e))</text:span></text:p>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4"># O(1)</text:span></text:p><text:p><text:span text:style-name="T10"><text:s text:c="4"/></text:span><text:span text:style-name="T10">dependencias </text:span><text:span text:style-name="T12">=</text:span><text:span text:style-name="T10"> abrir_archivo(SRC_FILENAME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4"># O(2*N)</text:span></text:p><text:p><text:span text:style-name="T10"><text:s text:c="4"/></text:span><text:span text:style-name="T10">dependencias_formateadas </text:span><text:span text:style-name="T12">=</text:span><text:span text:style-name="T10"> formatear(dependencias)</text:span><text:span text:style-name="T10"><text:tab/></text:span><text:span text:style-name="T10"><text:tab/></text:span><text:span text:style-name="T10"># O(len(departamentos)*len(dependencias))</text:span></text:p><text:p><text:span text:style-name="T10"><text:s text:c="4"/></text:span><text:span text:style-name="T14"># Ordenamos departamentos (llaves del diccionario que devuelve funcion formatear)</text:span></text:p><text:p><text:span text:style-name="T10"><text:s text:c="4"/></text:span><text:span text:style-name="T10">departamentos_ordenados </text:span><text:span text:style-name="T12">=</text:span><text:span text:style-name="T10"> </text:span><text:span text:style-name="T9">sorted</text:span><text:span text:style-name="T10">(dependencias_formateadas</text:span><text:span text:style-name="T12">.</text:span><text:span text:style-name="T10">keys())</text:span><text:span text:style-name="T10"><text:tab/></text:span><text:span text:style-name="T10"><text:tab/></text:span><text:span text:style-name="T14"># O(M*(log(M))</text:span></text:p><text:p><text:span text:style-name="T10"><text:s text:c="4"/></text:span><text:span text:style-name="T14"># Ordenamos las dependencias de todos los departamentos </text:span></text:p><text:p><text:span text:style-name="T10"><text:s text:c="4"/></text:span><text:span text:style-name="T9">for</text:span><text:span text:style-name="T10"> departamento, dependencias </text:span><text:span text:style-name="T17">in</text:span><text:span text:style-name="T10"> dependencias_formateadas</text:span><text:span text:style-name="T12">.</text:span><text:span text:style-name="T10">items():</text:span><text:span text:style-name="T10"><text:tab/></text:span><text:span text:style-name="T10"><text:tab/></text:span><text:span text:style-name="T14"># O(M*(N^2))</text:span></text:p><text:p><text:span text:style-name="T14"><text:s text:c="8"/></text:span><text:span text:style-name="T14"># Suponemos como peor caso deben ordenarse M deparamentos</text:span></text:p><text:p><text:span text:style-name="T10"><text:s text:c="8"/></text:span><text:span text:style-name="T10">bubble_sort(dependencias_formateadas[departamento])</text:span><text:span text:style-name="T10"><text:tab/></text:span><text:span text:style-name="T10"><text:tab/></text:span><text:span text:style-name="T10"><text:tab/></text:span><text:span text:style-name="T10"><text:tab/></text:span><text:span text:style-name="T14"># O(N^2)</text:span></text:p><text:p><text:span text:style-name="T10"><text:s/></text:span></text:p><text:p><text:span text:style-name="T10"><text:s text:c="3"/></text:span><text:span text:style-name="T14"># Guardamos los datos en el formato y orden requerido </text:span></text:p><text:p><text:span text:style-name="T10"><text:s text:c="4"/></text:span><text:span text:style-name="T10">guardar_dependencias(departamentos_ordenados, dependencias_formateadas, DST_FILENAME)</text:span><text:span text:style-name="T14"># O(N*M)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El analisis de <text:s/>complejidad de las funciones utilizadas se encentra en el codigo fuente.</text:p>
      <text:p text:style-name="P4">Contemplando el orden mas alto de complejidad, el orden es: <text:span text:style-name="T3">O(</text:span><text:span text:style-name="T7">M*(N^2)</text:span><text:span text:style-name="T3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5:46:41.663357084</meta:creation-date>
    <dc:date>2020-05-03T16:48:33.730908537</dc:date>
    <meta:editing-duration>PT13M44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10" meta:word-count="132" meta:character-count="926" meta:non-whitespace-character-count="800"/>
  </office:meta>
</office:document-meta>
</file>